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Jonas Müller</text:p>
            <text:p text:style-name="P10"/>
            <text:p text:style-name="P10">Mechaniker</text:p>
            <text:p text:style-name="Contact_20_info">1452809275 – <text:span text:style-name="T15">jm@gmail.com903449 – </text:span><text:span text:style-name="T16">www.my-website.ch</text:span></text:p>
            <text:p text:style-name="Contact_20_info"/>
            <text:p text:style-name="P7">Ich bin Mechaniker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19127230-7949-41c4-8977-f954a50674f0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b082d2b9-f6e1-41d9-9b39-54034ee4ee46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7f02ea39-c85f-4b10-b0eb-4a6a132c0209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onas Müll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